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A0000003BADE1EE91AAAB5923.png" manifest:media-type="image/png"/>
  <manifest:file-entry manifest:full-path="Pictures/10000201000000390000003B212E306A72285D7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7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42cm" fo:min-width="0.3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0.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4cm"/>
      <style:paragraph-properties style:writing-mode="lr-tb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 fo:min-height="0.329cm" fo:min-width="0.329cm"/>
    </style:style>
    <style:style style:name="gr12" style:family="graphic" style:parent-style-name="standard">
      <style:graphic-properties draw:fill="solid" draw:fill-color="#ff0000" draw:textarea-horizontal-align="justify" draw:textarea-vertical-align="middle" draw:auto-grow-height="false" fo:min-height="0.343cm" fo:min-width="0.343cm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 fo:min-height="0.342cm" fo:min-width="0.34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4cm" fo:min-width="0.3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.5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standard">
      <style:graphic-properties svg:stroke-width="0.03cm" draw:marker-start-width="0.25cm" draw:marker-end-width="0.25cm" draw:fill="none" draw:textarea-horizontal-align="justify" draw:textarea-vertical-align="middle" draw:auto-grow-height="false" fo:min-height="2.126cm" fo:min-width="1.346cm" fo:padding-top="0.14cm" fo:padding-bottom="0.14cm" fo:padding-left="0.265cm" fo:padding-right="0.265cm"/>
    </style:style>
    <style:style style:name="gr19" style:family="graphic" style:parent-style-name="standard">
      <style:graphic-properties svg:stroke-width="0.03cm" draw:marker-start-width="0.25cm" draw:marker-end-width="0.25cm" draw:fill="none" draw:textarea-horizontal-align="justify" draw:textarea-vertical-align="middle" draw:auto-grow-height="false" fo:min-height="2.196cm" fo:min-width="1.416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solid" draw:fill-color="#ff000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6pt" style:font-size-asian="18pt" style:font-size-complex="18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26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1" style:family="paragraph">
      <style:text-properties fo:font-size="14pt" fo:font-style="italic" style:font-size-asian="18pt" style:font-style-asian="italic" style:font-size-complex="18pt" style:font-style-complex="italic"/>
    </style:style>
    <style:style style:name="P12" style:family="paragraph">
      <loext:graphic-properties draw:fill="none" draw:fill-color="#ffffff"/>
      <style:text-properties fo:font-size="14pt" fo:font-style="italic" style:font-size-asian="18pt" style:font-style-asian="italic" style:font-size-complex="18pt" style:font-style-complex="italic"/>
    </style:style>
    <style:style style:name="P13" style:family="paragraph">
      <style:text-properties fo:font-size="4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48pt" fo:font-weight="bold" style:font-size-asian="18pt" style:font-weight-asian="bold" style:font-size-complex="18pt" style:font-weight-complex="bold"/>
    </style:style>
    <style:style style:name="P15" style:family="paragraph">
      <style:text-properties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24pt" fo:font-weight="bold" style:font-size-asian="18pt" style:font-weight-asian="bold" style:font-size-complex="18pt" style:font-weight-complex="bold"/>
    </style:style>
    <style:style style:name="P17" style:family="paragraph">
      <style:text-properties fo:font-size="36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36pt" fo:font-weight="bold" style:font-size-asian="18pt" style:font-weight-asian="bold" style:font-size-complex="18pt" style:font-weight-complex="bold"/>
    </style:style>
    <style:style style:name="P19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6pt" style:font-size-asian="18pt" style:font-size-complex="18pt"/>
    </style:style>
    <style:style style:name="T3" style:family="text">
      <style:text-properties fo:font-size="26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style="italic" style:font-size-asian="18pt" style:font-style-asian="italic" style:font-size-complex="18pt" style:font-style-complex="italic"/>
    </style:style>
    <style:style style:name="T6" style:family="text">
      <style:text-properties fo:font-size="48pt" fo:font-weight="bold" style:font-size-asian="18pt" style:font-weight-asian="bold" style:font-size-complex="18pt" style:font-weight-complex="bold"/>
    </style:style>
    <style:style style:name="T7" style:family="text">
      <style:text-properties fo:font-size="24pt" fo:font-weight="bold" style:font-size-asian="18pt" style:font-weight-asian="bold" style:font-size-complex="18pt" style:font-weight-complex="bold"/>
    </style:style>
    <style:style style:name="T8" style:family="text">
      <style:text-properties fo:font-size="36pt" fo:font-weight="bold" style:font-size-asian="18pt" style:font-weight-asian="bold" style:font-size-complex="18pt" style:font-weight-complex="bold"/>
    </style:style>
    <style:style style:name="T9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162cm" svg:height="2.2cm" svg:x="4.05cm" svg:y="14.083cm">
          <draw:image xlink:href="Pictures/100002010000003A0000003BADE1EE91AAAB5923.png" xlink:type="simple" xlink:show="embed" xlink:actuate="onLoad" draw:mime-type="image/png">
            <text:p/>
          </draw:image>
        </draw:frame>
        <draw:frame draw:style-name="gr1" draw:text-style-name="P1" draw:layer="layout" svg:width="2.162cm" svg:height="2.2cm" svg:x="1.15cm" svg:y="14.083cm">
          <draw:image xlink:href="Pictures/100002010000003A0000003BADE1EE91AAAB5923.png" xlink:type="simple" xlink:show="embed" xlink:actuate="onLoad" draw:mime-type="image/png">
            <text:p/>
          </draw:image>
        </draw:frame>
        <draw:frame draw:style-name="gr2" draw:text-style-name="P2" draw:layer="layout" svg:width="2.09cm" svg:height="2.163cm" draw:transform="rotate (-0.00820304748437397) translate (1.268cm 3.25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1" draw:text-style-name="P1" draw:layer="layout" svg:width="2.718cm" svg:height="2.766cm" svg:x="-5.218cm" svg:y="10.484cm">
          <draw:image xlink:href="Pictures/100002010000003A0000003BADE1EE91AAAB5923.png" xlink:type="simple" xlink:show="embed" xlink:actuate="onLoad" draw:mime-type="image/png">
            <text:p/>
          </draw:image>
        </draw:frame>
        <draw:frame draw:style-name="gr3" draw:text-style-name="P3" draw:layer="layout" svg:width="10.37cm" svg:height="0.962cm" svg:x="0.736cm" svg:y="0.788cm">
          <draw:text-box>
            <text:p><text:span text:style-name="T1">Activité : Cailloux et soustraction</text:span></text:p>
          </draw:text-box>
        </draw:frame>
        <draw:frame draw:style-name="gr4" draw:text-style-name="P4" draw:layer="layout" svg:width="7.792cm" svg:height="0.963cm" svg:x="12.75cm" svg:y="0.75cm">
          <draw:text-box>
            <text:p>Nom<text:tab/>Prénom <text:tab/> <text:s/>Classe</text:p>
          </draw:text-box>
        </draw:frame>
        <draw:frame draw:style-name="gr2" draw:text-style-name="P2" draw:layer="layout" svg:width="2.09cm" svg:height="2.163cm" draw:transform="skewX (-0.0005235987755983) rotate (-0.00820304748437397) translate (4.164cm 3.304cm)">
          <draw:image xlink:href="Pictures/10000201000000390000003B212E306A72285D76.png" xlink:type="simple" xlink:show="embed" xlink:actuate="onLoad" draw:mime-type="image/png">
            <text:p/>
          </draw:image>
        </draw:frame>
        <draw:custom-shape draw:style-name="gr5" draw:text-style-name="P5" draw:layer="layout" svg:width="0.234cm" svg:height="0.235cm" svg:x="4.6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5.429cm" svg:y="4.673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4cm" svg:x="1.794cm" svg:y="4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4.5cm" svg:y="12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.803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5cm" svg:x="2.149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04cm" svg:height="1.276cm" svg:x="6.076cm" svg:y="3.694cm">
          <draw:text-box>
            <text:p><text:span text:style-name="T2">=</text:span></text:p>
          </draw:text-box>
        </draw:frame>
        <draw:frame draw:style-name="gr10" draw:text-style-name="P7" draw:layer="layout" svg:width="1.04cm" svg:height="1.276cm" svg:x="-13.38cm" svg:y="11.5cm">
          <draw:text-box>
            <text:p><text:span text:style-name="T2">+</text:span></text:p>
          </draw:text-box>
        </draw:frame>
        <draw:custom-shape draw:style-name="gr11" draw:text-style-name="P5" draw:layer="layout" svg:width="0.463cm" svg:height="0.463cm" svg:x="-14.75cm" svg:y="13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2.07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485cm" svg:height="0.483cm" svg:x="-14.206cm" svg:y="13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4.233cm" svg:y="13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4.75cm" svg:y="13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2.47cm" svg:y="13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04cm" svg:height="1.276cm" svg:x="-11.121cm" svg:y="13.242cm">
          <draw:text-box>
            <text:p><text:span text:style-name="T2">=</text:span></text:p>
          </draw:text-box>
        </draw:frame>
        <draw:frame draw:style-name="gr10" draw:text-style-name="P7" draw:layer="layout" svg:width="1.04cm" svg:height="1.276cm" svg:x="-13.48cm" svg:y="13.2cm">
          <draw:text-box>
            <text:p><text:span text:style-name="T2">+</text:span></text:p>
          </draw:text-box>
        </draw:frame>
        <draw:custom-shape draw:style-name="gr12" draw:text-style-name="P5" draw:layer="layout" svg:width="0.485cm" svg:height="0.483cm" svg:x="-14.206cm" svg:y="19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4.5cm" svg:y="2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3.806cm" svg:y="20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04cm" svg:height="1.276cm" svg:x="-11.021cm" svg:y="19.888cm">
          <draw:text-box>
            <text:p><text:span text:style-name="T2">=</text:span></text:p>
          </draw:text-box>
        </draw:frame>
        <draw:frame draw:style-name="gr10" draw:text-style-name="P7" draw:layer="layout" svg:width="1.04cm" svg:height="1.276cm" svg:x="-13.38cm" svg:y="19.846cm">
          <draw:text-box>
            <text:p><text:span text:style-name="T2">+</text:span></text:p>
          </draw:text-box>
        </draw:frame>
        <draw:custom-shape draw:style-name="gr8" draw:text-style-name="P6" draw:layer="layout" svg:width="0.483cm" svg:height="0.484cm" svg:x="-9.883cm" svg:y="2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2.15cm" svg:y="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63cm" svg:height="0.463cm" svg:x="-12.25cm" svg:y="1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4.733cm" svg:y="1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4.133cm" svg:y="14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1.733cm" svg:y="13.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2.233cm" svg:y="14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63cm" svg:height="0.463cm" svg:x="-14.719cm" svg:y="1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1.039cm" svg:y="1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485cm" svg:height="0.483cm" svg:x="-14.175cm" svg:y="15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4.202cm" svg:y="1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4.719cm" svg:y="15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1.439cm" svg:y="15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04cm" svg:height="1.276cm" svg:x="-9.29cm" svg:y="15.158cm">
          <draw:text-box>
            <text:p><text:span text:style-name="T2">=</text:span></text:p>
          </draw:text-box>
        </draw:frame>
        <draw:frame draw:style-name="gr10" draw:text-style-name="P7" draw:layer="layout" svg:width="1.04cm" svg:height="1.276cm" svg:x="-12.55cm" svg:y="15.238cm">
          <draw:text-box>
            <text:p><text:span text:style-name="T2">+</text:span></text:p>
          </draw:text-box>
        </draw:frame>
        <draw:custom-shape draw:style-name="gr13" draw:text-style-name="P5" draw:layer="layout" svg:width="0.483cm" svg:height="0.484cm" svg:x="-14.702cm" svg:y="16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4.102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0.702cm" svg:y="15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1.202cm" svg:y="16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63cm" svg:height="0.463cm" svg:x="-13.55cm" svg:y="15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485cm" svg:height="0.483cm" svg:x="-11.4cm" svg:y="1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3.033cm" svg:y="15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3.55cm" svg:y="15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3.533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2.933cm" svg:y="16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0.283cm" svg:y="15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9.783cm" svg:y="15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0.3cm" svg:y="16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9.783cm" svg:y="16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4.35cm" svg:y="17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4.75cm" svg:y="1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4.013cm" svg:y="17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4.513cm" svg:y="18.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3.594cm" svg:y="17.5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3.094cm" svg:y="17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3.611cm" svg:y="18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3.094cm" svg:y="18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04cm" svg:height="1.276cm" svg:x="-12.54cm" svg:y="17.464cm">
          <draw:text-box>
            <text:p><text:span text:style-name="T2">+</text:span></text:p>
          </draw:text-box>
        </draw:frame>
        <draw:frame draw:style-name="gr10" draw:text-style-name="P7" draw:layer="layout" svg:width="1.04cm" svg:height="1.276cm" svg:x="-11cm" svg:y="17.464cm">
          <draw:text-box>
            <text:p><text:span text:style-name="T2">+</text:span></text:p>
          </draw:text-box>
        </draw:frame>
        <draw:custom-shape draw:style-name="gr13" draw:text-style-name="P5" draw:layer="layout" svg:width="0.483cm" svg:height="0.484cm" svg:x="-11.75cm" svg:y="18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3.594cm" svg:y="17.5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9.739cm" svg:y="17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0.139cm" svg:y="1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8.983cm" svg:y="18.4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9.233cm" svg:y="17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8.483cm" svg:y="17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8.483cm" svg:y="18.3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9.233cm" svg:y="17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1.75cm" svg:y="17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485cm" svg:height="0.483cm" svg:x="-11cm" svg:y="18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485cm" svg:height="0.483cm" svg:x="-11.985cm" svg:y="18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485cm" svg:height="0.483cm" svg:x="-11.25cm" svg:y="18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04cm" svg:height="1.276cm" svg:x="-8cm" svg:y="17.464cm">
          <draw:text-box>
            <text:p><text:span text:style-name="T2">=</text:span></text:p>
          </draw:text-box>
        </draw:frame>
        <draw:custom-shape draw:style-name="gr8" draw:text-style-name="P6" draw:layer="layout" svg:width="0.483cm" svg:height="0.484cm" svg:x="-9.233cm" svg:y="20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9.483cm" svg:y="19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8.983cm" svg:y="20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8.733cm" svg:y="20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0.233cm" svg:y="20.9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4.46cm" svg:y="23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485cm" svg:height="0.483cm" svg:x="-12.16cm" svg:y="2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4.093cm" svg:y="22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04cm" svg:height="1.276cm" svg:x="-11.481cm" svg:y="22.69cm">
          <draw:text-box>
            <text:p><text:span text:style-name="T2">=</text:span></text:p>
          </draw:text-box>
        </draw:frame>
        <draw:frame draw:style-name="gr10" draw:text-style-name="P7" draw:layer="layout" svg:width="1.04cm" svg:height="1.276cm" svg:x="-13.34cm" svg:y="22.648cm">
          <draw:text-box>
            <text:p><text:span text:style-name="T2">+</text:span></text:p>
          </draw:text-box>
        </draw:frame>
        <draw:custom-shape draw:style-name="gr11" draw:text-style-name="P5" draw:layer="layout" svg:width="0.463cm" svg:height="0.463cm" svg:x="-14.71cm" svg:y="2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2.03cm" svg:y="24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485cm" svg:height="0.483cm" svg:x="-14.166cm" svg:y="24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4.193cm" svg:y="24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4.71cm" svg:y="24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2.43cm" svg:y="24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04cm" svg:height="1.276cm" svg:x="-11.081cm" svg:y="24.39cm">
          <draw:text-box>
            <text:p><text:span text:style-name="T2">=</text:span></text:p>
          </draw:text-box>
        </draw:frame>
        <draw:frame draw:style-name="gr10" draw:text-style-name="P7" draw:layer="layout" svg:width="1.04cm" svg:height="1.276cm" svg:x="-13.44cm" svg:y="24.348cm">
          <draw:text-box>
            <text:p><text:span text:style-name="T2">+</text:span></text:p>
          </draw:text-box>
        </draw:frame>
        <draw:custom-shape draw:style-name="gr12" draw:text-style-name="P5" draw:layer="layout" svg:width="0.485cm" svg:height="0.483cm" svg:x="-14.166cm" svg:y="31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4.46cm" svg:y="3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3.766cm" svg:y="31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04cm" svg:height="1.276cm" svg:x="-10.981cm" svg:y="31.036cm">
          <draw:text-box>
            <text:p><text:span text:style-name="T2">=</text:span></text:p>
          </draw:text-box>
        </draw:frame>
        <draw:frame draw:style-name="gr10" draw:text-style-name="P7" draw:layer="layout" svg:width="1.04cm" svg:height="1.276cm" svg:x="-13.34cm" svg:y="30.994cm">
          <draw:text-box>
            <text:p><text:span text:style-name="T2">+</text:span></text:p>
          </draw:text-box>
        </draw:frame>
        <draw:custom-shape draw:style-name="gr8" draw:text-style-name="P6" draw:layer="layout" svg:width="0.483cm" svg:height="0.484cm" svg:x="-9.843cm" svg:y="31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3.81cm" svg:y="23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63cm" svg:height="0.463cm" svg:x="-12.21cm" svg:y="23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4.693cm" svg:y="25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4.093cm" svg:y="25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1.693cm" svg:y="25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2.193cm" svg:y="25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63cm" svg:height="0.463cm" svg:x="-14.679cm" svg:y="26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0.999cm" svg:y="26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485cm" svg:height="0.483cm" svg:x="-14.135cm" svg:y="2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4.162cm" svg:y="26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4.679cm" svg:y="26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1.399cm" svg:y="26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04cm" svg:height="1.276cm" svg:x="-9.25cm" svg:y="26.306cm">
          <draw:text-box>
            <text:p><text:span text:style-name="T2">=</text:span></text:p>
          </draw:text-box>
        </draw:frame>
        <draw:frame draw:style-name="gr10" draw:text-style-name="P7" draw:layer="layout" svg:width="1.04cm" svg:height="1.276cm" svg:x="-12.51cm" svg:y="26.386cm">
          <draw:text-box>
            <text:p><text:span text:style-name="T2">+</text:span></text:p>
          </draw:text-box>
        </draw:frame>
        <draw:custom-shape draw:style-name="gr13" draw:text-style-name="P5" draw:layer="layout" svg:width="0.483cm" svg:height="0.484cm" svg:x="-14.662cm" svg:y="27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4.062cm" svg:y="27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0.662cm" svg:y="26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1.162cm" svg:y="27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463cm" svg:height="0.463cm" svg:x="-13.51cm" svg:y="26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485cm" svg:height="0.483cm" svg:x="-11.36cm" svg:y="29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2.993cm" svg:y="26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3.51cm" svg:y="26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3.493cm" svg:y="27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2.893cm" svg:y="27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0.243cm" svg:y="26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9.743cm" svg:y="26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0.26cm" svg:y="27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9.743cm" svg:y="27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4.31cm" svg:y="2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4.71cm" svg:y="29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3.973cm" svg:y="29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4.473cm" svg:y="29.6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3.554cm" svg:y="28.7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3.054cm" svg:y="28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3.571cm" svg:y="29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3.054cm" svg:y="29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04cm" svg:height="1.276cm" svg:x="-12.5cm" svg:y="28.612cm">
          <draw:text-box>
            <text:p><text:span text:style-name="T2">+</text:span></text:p>
          </draw:text-box>
        </draw:frame>
        <draw:frame draw:style-name="gr10" draw:text-style-name="P7" draw:layer="layout" svg:width="1.04cm" svg:height="1.276cm" svg:x="-10.96cm" svg:y="28.612cm">
          <draw:text-box>
            <text:p><text:span text:style-name="T2">+</text:span></text:p>
          </draw:text-box>
        </draw:frame>
        <draw:custom-shape draw:style-name="gr13" draw:text-style-name="P5" draw:layer="layout" svg:width="0.483cm" svg:height="0.484cm" svg:x="-11.71cm" svg:y="29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3.554cm" svg:y="28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9.699cm" svg:y="28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0.099cm" svg:y="29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8.943cm" svg:y="29.6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9.193cm" svg:y="29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8.443cm" svg:y="28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8.443cm" svg:y="29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9.193cm" svg:y="28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0.483cm" svg:height="0.484cm" svg:x="-11.71cm" svg:y="28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485cm" svg:height="0.483cm" svg:x="-10.96cm" svg:y="29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485cm" svg:height="0.483cm" svg:x="-11.945cm" svg:y="29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0.485cm" svg:height="0.483cm" svg:x="-11.21cm" svg:y="29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04cm" svg:height="1.276cm" svg:x="-7.96cm" svg:y="28.612cm">
          <draw:text-box>
            <text:p><text:span text:style-name="T2">=</text:span></text:p>
          </draw:text-box>
        </draw:frame>
        <draw:custom-shape draw:style-name="gr8" draw:text-style-name="P6" draw:layer="layout" svg:width="0.483cm" svg:height="0.484cm" svg:x="-9.193cm" svg:y="31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9.443cm" svg:y="31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8.943cm" svg:y="32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8.693cm" svg:y="31.3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483cm" svg:height="0.484cm" svg:x="-10.193cm" svg:y="32.0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2.542cm" svg:y="4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89cm" svg:height="2.163cm" draw:transform="skewX (0.000523598775598302) rotate (-0.00820304748437397) translate (6.997cm 3.282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14" draw:text-style-name="P9" draw:layer="layout" svg:width="0.81cm" svg:height="1.276cm" svg:x="3.328cm" svg:y="3.673cm">
          <draw:text-box>
            <text:p text:style-name="P8"><text:span text:style-name="T3">-</text:span></text:p>
          </draw:text-box>
        </draw:frame>
        <draw:frame draw:style-name="gr15" draw:text-style-name="P10" draw:layer="layout" svg:width="4.384cm" svg:height="0.962cm" svg:x="3.2cm" svg:y="1.988cm">
          <draw:text-box>
            <text:p text:style-name="P8"><text:span text:style-name="T4">Soustraction</text:span></text:p>
          </draw:text-box>
        </draw:frame>
        <draw:frame draw:style-name="gr15" draw:text-style-name="P10" draw:layer="layout" svg:width="4cm" svg:height="0.962cm" svg:x="13.976cm" svg:y="1.988cm">
          <draw:text-box>
            <text:p text:style-name="P8"><text:span text:style-name="T4">Addition</text:span></text:p>
          </draw:text-box>
        </draw:frame>
        <draw:custom-shape draw:style-name="gr16" draw:text-style-name="P1" draw:layer="layout" svg:width="1.25cm" svg:height="0.5cm" svg:x="9.65cm" svg:y="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234cm" svg:height="0.234cm" svg:x="7.541cm" svg:y="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5cm" svg:x="7.9cm" svg:y="4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7.90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2.314cm" svg:height="0.802cm" svg:x="3.674cm" svg:y="5.188cm">
          <draw:text-box>
            <text:p text:style-name="P11"><text:span text:style-name="T5">on retire</text:span></text:p>
          </draw:text-box>
        </draw:frame>
        <draw:frame draw:style-name="gr2" draw:text-style-name="P2" draw:layer="layout" svg:width="2.09cm" svg:height="2.163cm" draw:transform="rotate (-0.00820304748437397) translate (1.224cm 6.46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2" draw:text-style-name="P2" draw:layer="layout" svg:width="2.09cm" svg:height="2.163cm" draw:transform="skewX (-0.0005235987755983) rotate (-0.00820304748437397) translate (4.12cm 6.514cm)">
          <draw:image xlink:href="Pictures/10000201000000390000003B212E306A72285D76.png" xlink:type="simple" xlink:show="embed" xlink:actuate="onLoad" draw:mime-type="image/png">
            <text:p/>
          </draw:image>
        </draw:frame>
        <draw:custom-shape draw:style-name="gr5" draw:text-style-name="P5" draw:layer="layout" svg:width="0.234cm" svg:height="0.235cm" svg:x="4.644cm" svg:y="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4.639cm" svg:y="7.449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04cm" svg:height="1.276cm" svg:x="6.032cm" svg:y="6.904cm">
          <draw:text-box>
            <text:p><text:span text:style-name="T2">=</text:span></text:p>
          </draw:text-box>
        </draw:frame>
        <draw:custom-shape draw:style-name="gr7" draw:text-style-name="P6" draw:layer="layout" svg:width="0.234cm" svg:height="0.236cm" svg:x="1.365cm" svg:y="6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89cm" svg:height="2.163cm" draw:transform="skewX (0.000523598775598302) rotate (-0.00820304748437397) translate (6.953cm 6.492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14" draw:text-style-name="P9" draw:layer="layout" svg:width="0.81cm" svg:height="1.276cm" svg:x="3.284cm" svg:y="6.883cm">
          <draw:text-box>
            <text:p text:style-name="P8"><text:span text:style-name="T3">-</text:span></text:p>
          </draw:text-box>
        </draw:frame>
        <draw:frame draw:style-name="gr2" draw:text-style-name="P2" draw:layer="layout" svg:width="2.09cm" svg:height="2.163cm" draw:transform="skewX (-0.0005235987755983) rotate (-0.00820304748437397) translate (14.284cm 6.53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9" draw:text-style-name="P7" draw:layer="layout" svg:width="1.04cm" svg:height="1.276cm" svg:x="16.252cm" svg:y="6.92cm">
          <draw:text-box>
            <text:p><text:span text:style-name="T2">=</text:span></text:p>
          </draw:text-box>
        </draw:frame>
        <draw:frame draw:style-name="gr14" draw:text-style-name="P9" draw:layer="layout" svg:width="1.04cm" svg:height="1.276cm" svg:x="13.348cm" svg:y="6.899cm">
          <draw:text-box>
            <text:p text:style-name="P8"><text:span text:style-name="T3">+</text:span></text:p>
          </draw:text-box>
        </draw:frame>
        <draw:custom-shape draw:style-name="gr16" draw:text-style-name="P1" draw:layer="layout" svg:width="1.25cm" svg:height="0.5cm" svg:x="9.606cm" svg:y="7.2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2.089cm" svg:height="2.163cm" draw:transform="skewX (0.000523598775598302) rotate (-0.00820304748437397) translate (17.161cm 6.515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2" draw:text-style-name="P2" draw:layer="layout" svg:width="2.09cm" svg:height="2.163cm" draw:transform="rotate (-0.00820304748437397) translate (1.224cm 9.022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2" draw:text-style-name="P2" draw:layer="layout" svg:width="2.09cm" svg:height="2.163cm" draw:transform="skewX (-0.0005235987755983) rotate (-0.00820304748437397) translate (4.12cm 9.076cm)">
          <draw:image xlink:href="Pictures/10000201000000390000003B212E306A72285D76.png" xlink:type="simple" xlink:show="embed" xlink:actuate="onLoad" draw:mime-type="image/png">
            <text:p/>
          </draw:image>
        </draw:frame>
        <draw:custom-shape draw:style-name="gr7" draw:text-style-name="P6" draw:layer="layout" svg:width="0.234cm" svg:height="0.234cm" svg:x="2.102cm" svg:y="10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.759cm" svg:y="9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5cm" svg:x="2.105cm" svg:y="9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04cm" svg:height="1.276cm" svg:x="6.032cm" svg:y="9.466cm">
          <draw:text-box>
            <text:p><text:span text:style-name="T2">=</text:span></text:p>
          </draw:text-box>
        </draw:frame>
        <draw:custom-shape draw:style-name="gr7" draw:text-style-name="P6" draw:layer="layout" svg:width="0.234cm" svg:height="0.236cm" svg:x="2.106cm" svg:y="9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2.498cm" svg:y="10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89cm" svg:height="2.163cm" draw:transform="skewX (0.000523598775598302) rotate (-0.00820304748437397) translate (6.953cm 9.054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14" draw:text-style-name="P9" draw:layer="layout" svg:width="0.81cm" svg:height="1.276cm" svg:x="3.284cm" svg:y="9.445cm">
          <draw:text-box>
            <text:p text:style-name="P8"><text:span text:style-name="T3">-</text:span></text:p>
          </draw:text-box>
        </draw:frame>
        <draw:frame draw:style-name="gr2" draw:text-style-name="P2" draw:layer="layout" svg:width="2.09cm" svg:height="2.163cm" draw:transform="skewX (-0.0005235987755983) rotate (-0.00820304748437397) translate (14.284cm 9.092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9" draw:text-style-name="P7" draw:layer="layout" svg:width="1.04cm" svg:height="1.276cm" svg:x="16.252cm" svg:y="9.482cm">
          <draw:text-box>
            <text:p><text:span text:style-name="T2">=</text:span></text:p>
          </draw:text-box>
        </draw:frame>
        <draw:frame draw:style-name="gr14" draw:text-style-name="P9" draw:layer="layout" svg:width="1.04cm" svg:height="1.276cm" svg:x="13.348cm" svg:y="9.461cm">
          <draw:text-box>
            <text:p text:style-name="P8"><text:span text:style-name="T3">+</text:span></text:p>
          </draw:text-box>
        </draw:frame>
        <draw:custom-shape draw:style-name="gr16" draw:text-style-name="P1" draw:layer="layout" svg:width="1.25cm" svg:height="0.5cm" svg:x="9.606cm" svg:y="9.7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2.089cm" svg:height="2.163cm" draw:transform="skewX (0.000523598775598302) rotate (-0.00820304748437397) translate (17.161cm 9.077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2" draw:text-style-name="P2" draw:layer="layout" svg:width="2.09cm" svg:height="2.163cm" draw:transform="rotate (-0.00820304748437397) translate (1.224cm 11.55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2" draw:text-style-name="P2" draw:layer="layout" svg:width="2.09cm" svg:height="2.163cm" draw:transform="skewX (-0.0005235987755983) rotate (-0.00820304748437397) translate (4.12cm 11.604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9" draw:text-style-name="P7" draw:layer="layout" svg:width="1.04cm" svg:height="1.276cm" svg:x="6.032cm" svg:y="11.994cm">
          <draw:text-box>
            <text:p><text:span text:style-name="T2">=</text:span></text:p>
          </draw:text-box>
        </draw:frame>
        <draw:custom-shape draw:style-name="gr5" draw:text-style-name="P5" draw:layer="layout" svg:width="0.235cm" svg:height="0.235cm" svg:x="2.122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89cm" svg:height="2.163cm" draw:transform="skewX (0.000523598775598302) rotate (-0.00820304748437397) translate (6.953cm 11.582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14" draw:text-style-name="P9" draw:layer="layout" svg:width="0.81cm" svg:height="1.276cm" svg:x="3.284cm" svg:y="11.973cm">
          <draw:text-box>
            <text:p text:style-name="P8"><text:span text:style-name="T3">-</text:span></text:p>
          </draw:text-box>
        </draw:frame>
        <draw:frame draw:style-name="gr2" draw:text-style-name="P2" draw:layer="layout" svg:width="2.09cm" svg:height="2.163cm" draw:transform="skewX (-0.0005235987755983) rotate (-0.00820304748437397) translate (14.284cm 11.62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9" draw:text-style-name="P7" draw:layer="layout" svg:width="1.04cm" svg:height="1.276cm" svg:x="16.252cm" svg:y="12.01cm">
          <draw:text-box>
            <text:p><text:span text:style-name="T2">=</text:span></text:p>
          </draw:text-box>
        </draw:frame>
        <draw:frame draw:style-name="gr14" draw:text-style-name="P9" draw:layer="layout" svg:width="1.04cm" svg:height="1.276cm" svg:x="13.348cm" svg:y="11.989cm">
          <draw:text-box>
            <text:p text:style-name="P8"><text:span text:style-name="T3">+</text:span></text:p>
          </draw:text-box>
        </draw:frame>
        <draw:custom-shape draw:style-name="gr16" draw:text-style-name="P1" draw:layer="layout" svg:width="1.25cm" svg:height="0.5cm" svg:x="9.606cm" svg:y="12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2.089cm" svg:height="2.163cm" draw:transform="skewX (0.000523598775598302) rotate (-0.00820304748437397) translate (17.161cm 11.605cm)">
          <draw:image xlink:href="Pictures/10000201000000390000003B212E306A72285D76.png" xlink:type="simple" xlink:show="embed" xlink:actuate="onLoad" draw:mime-type="image/png">
            <text:p/>
          </draw:image>
        </draw:frame>
        <draw:custom-shape draw:style-name="gr5" draw:text-style-name="P5" draw:layer="layout" svg:width="0.234cm" svg:height="0.235cm" svg:x="4.606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5.385cm" svg:y="15.473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4cm" svg:x="1.75cm" svg:y="15.3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235cm" svg:height="0.235cm" svg:x="1.5cm" svg:y="1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5cm" svg:x="2.016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04cm" svg:height="1.276cm" svg:x="6.032cm" svg:y="14.494cm">
          <draw:text-box>
            <text:p><text:span text:style-name="T2">=</text:span></text:p>
          </draw:text-box>
        </draw:frame>
        <draw:custom-shape draw:style-name="gr7" draw:text-style-name="P6" draw:layer="layout" svg:width="0.234cm" svg:height="0.236cm" svg:x="2.75cm" svg:y="14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2.498cm" svg:y="15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0.81cm" svg:height="1.276cm" svg:x="3.284cm" svg:y="14.473cm">
          <draw:text-box>
            <text:p text:style-name="P8"><text:span text:style-name="T3">-</text:span></text:p>
          </draw:text-box>
        </draw:frame>
        <draw:frame draw:style-name="gr9" draw:text-style-name="P7" draw:layer="layout" svg:width="1.04cm" svg:height="1.276cm" svg:x="16.252cm" svg:y="14.51cm">
          <draw:text-box>
            <text:p><text:span text:style-name="T2">=</text:span></text:p>
          </draw:text-box>
        </draw:frame>
        <draw:frame draw:style-name="gr14" draw:text-style-name="P9" draw:layer="layout" svg:width="1.04cm" svg:height="1.276cm" svg:x="13.348cm" svg:y="14.489cm">
          <draw:text-box>
            <text:p text:style-name="P8"><text:span text:style-name="T3">+</text:span></text:p>
          </draw:text-box>
        </draw:frame>
        <draw:custom-shape draw:style-name="gr16" draw:text-style-name="P1" draw:layer="layout" svg:width="1.25cm" svg:height="0.5cm" svg:x="9.606cm" svg:y="1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2.09cm" svg:height="2.163cm" draw:transform="skewX (-0.0005235987755983) rotate (-0.00820304748437397) translate (14.328cm 18.822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9" draw:text-style-name="P7" draw:layer="layout" svg:width="1.04cm" svg:height="1.276cm" svg:x="16.24cm" svg:y="19.212cm">
          <draw:text-box>
            <text:p><text:span text:style-name="T2">=</text:span></text:p>
          </draw:text-box>
        </draw:frame>
        <draw:frame draw:style-name="gr2" draw:text-style-name="P2" draw:layer="layout" svg:width="2.089cm" svg:height="2.163cm" draw:transform="skewX (0.000523598775598302) rotate (-0.00820304748437397) translate (17.161cm 18.8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14" draw:text-style-name="P14" draw:layer="layout" svg:width="1.065cm" svg:height="2.143cm" svg:x="13.392cm" svg:y="18.591cm">
          <draw:text-box>
            <text:p text:style-name="P13"><text:span text:style-name="T6">-</text:span></text:p>
          </draw:text-box>
        </draw:frame>
        <draw:frame draw:style-name="gr15" draw:text-style-name="P16" draw:layer="layout" svg:width="5.675cm" svg:height="1.195cm" svg:x="12.864cm" svg:y="17.606cm">
          <draw:text-box>
            <text:p text:style-name="P15"><text:span text:style-name="T7">Soustraction</text:span></text:p>
          </draw:text-box>
        </draw:frame>
        <draw:frame draw:style-name="gr15" draw:text-style-name="P16" draw:layer="layout" svg:width="4cm" svg:height="1.195cm" svg:x="3.252cm" svg:y="17.5cm">
          <draw:text-box>
            <text:p text:style-name="P15"><text:span text:style-name="T7">Addition</text:span></text:p>
          </draw:text-box>
        </draw:frame>
        <draw:frame draw:style-name="gr2" draw:text-style-name="P2" draw:layer="layout" svg:width="2.09cm" svg:height="2.163cm" draw:transform="rotate (-0.00820304748437397) translate (1.268cm 18.726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2" draw:text-style-name="P2" draw:layer="layout" svg:width="2.09cm" svg:height="2.163cm" draw:transform="skewX (-0.0005235987755983) rotate (-0.00820304748437397) translate (4.164cm 18.78cm)">
          <draw:image xlink:href="Pictures/10000201000000390000003B212E306A72285D76.png" xlink:type="simple" xlink:show="embed" xlink:actuate="onLoad" draw:mime-type="image/png">
            <text:p/>
          </draw:image>
        </draw:frame>
        <draw:custom-shape draw:style-name="gr7" draw:text-style-name="P6" draw:layer="layout" svg:width="0.234cm" svg:height="0.235cm" svg:x="4.322cm" svg:y="19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4cm" svg:x="2.143cm" svg:y="20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5cm" svg:x="2.149cm" svg:y="19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04cm" svg:height="1.276cm" svg:x="6.132cm" svg:y="19.17cm">
          <draw:text-box>
            <text:p><text:span text:style-name="T2">=</text:span></text:p>
          </draw:text-box>
        </draw:frame>
        <draw:custom-shape draw:style-name="gr7" draw:text-style-name="P6" draw:layer="layout" svg:width="0.234cm" svg:height="0.236cm" svg:x="2.15cm" svg:y="19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4cm" svg:x="4.685cm" svg:y="19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8" draw:layer="layout" svg:width="1.243cm" svg:height="1.673cm" svg:x="3.157cm" svg:y="19.001cm">
          <draw:text-box>
            <text:p text:style-name="P17"><text:span text:style-name="T8">+</text:span></text:p>
          </draw:text-box>
        </draw:frame>
        <draw:custom-shape draw:style-name="gr16" draw:text-style-name="P1" draw:layer="layout" svg:width="1.25cm" svg:height="0.5cm" svg:x="9.556cm" svg:y="19.4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2.089cm" svg:height="2.163cm" draw:transform="skewX (0.000523598775598302) rotate (-0.00820304748437397) translate (7.041cm 18.765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2" draw:text-style-name="P2" draw:layer="layout" svg:width="2.09cm" svg:height="2.163cm" draw:transform="rotate (-0.00820304748437397) translate (11.456cm 3.25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2" draw:text-style-name="P2" draw:layer="layout" svg:width="2.09cm" svg:height="2.163cm" draw:transform="skewX (-0.0005235987755983) rotate (-0.00820304748437397) translate (14.352cm 3.304cm)">
          <draw:image xlink:href="Pictures/10000201000000390000003B212E306A72285D76.png" xlink:type="simple" xlink:show="embed" xlink:actuate="onLoad" draw:mime-type="image/png">
            <text:p/>
          </draw:image>
        </draw:frame>
        <draw:custom-shape draw:style-name="gr7" draw:text-style-name="P6" draw:layer="layout" svg:width="0.234cm" svg:height="0.235cm" svg:x="14.894cm" svg:y="4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4cm" svg:x="11.982cm" svg:y="4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991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5cm" svg:x="12.337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04cm" svg:height="1.276cm" svg:x="16.32cm" svg:y="3.694cm">
          <draw:text-box>
            <text:p><text:span text:style-name="T2">=</text:span></text:p>
          </draw:text-box>
        </draw:frame>
        <draw:custom-shape draw:style-name="gr7" draw:text-style-name="P6" draw:layer="layout" svg:width="0.234cm" svg:height="0.236cm" svg:x="12.338cm" svg:y="3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2.73cm" svg:y="4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4cm" svg:x="15.616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1.04cm" svg:height="1.276cm" svg:x="13.416cm" svg:y="3.673cm">
          <draw:text-box>
            <text:p text:style-name="P8"><text:span text:style-name="T3">+</text:span></text:p>
          </draw:text-box>
        </draw:frame>
        <draw:frame draw:style-name="gr2" draw:text-style-name="P2" draw:layer="layout" svg:width="2.089cm" svg:height="2.163cm" draw:transform="skewX (0.000523598775598302) rotate (-0.00820304748437397) translate (17.229cm 3.289cm)">
          <draw:image xlink:href="Pictures/10000201000000390000003B212E306A72285D76.png" xlink:type="simple" xlink:show="embed" xlink:actuate="onLoad" draw:mime-type="image/png">
            <text:p/>
          </draw:image>
        </draw:frame>
        <draw:custom-shape draw:style-name="gr7" draw:text-style-name="P6" draw:layer="layout" svg:width="0.234cm" svg:height="0.234cm" svg:x="17.773cm" svg:y="4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5cm" svg:x="18.132cm" svg:y="4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8.133cm" svg:y="3.8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3.33cm" svg:height="0.802cm" svg:x="13.836cm" svg:y="5.272cm">
          <draw:text-box>
            <text:p text:style-name="P11"><text:span text:style-name="T5">on neutralise</text:span></text:p>
          </draw:text-box>
        </draw:frame>
        <draw:frame draw:style-name="gr17" draw:text-style-name="P19" draw:layer="layout" svg:width="2.437cm" svg:height="1.199cm" svg:x="9.05cm" svg:y="4.301cm">
          <draw:text-box>
            <text:p><text:span text:style-name="T9">Ça revient</text:span></text:p>
            <text:p><text:span text:style-name="T9">au même</text:span></text:p>
          </draw:text-box>
        </draw:frame>
        <draw:frame draw:style-name="gr1" draw:text-style-name="P1" draw:layer="layout" svg:width="2.162cm" svg:height="2.2cm" svg:x="4.05cm" svg:y="14.083cm">
          <draw:image xlink:href="Pictures/100002010000003A0000003BADE1EE91AAAB5923.png" xlink:type="simple" xlink:show="embed" xlink:actuate="onLoad" draw:mime-type="image/png">
            <text:p/>
          </draw:image>
        </draw:frame>
        <draw:frame draw:style-name="gr1" draw:text-style-name="P1" draw:layer="layout" svg:width="2.162cm" svg:height="2.2cm" svg:x="6.872cm" svg:y="14.114cm">
          <draw:image xlink:href="Pictures/100002010000003A0000003BADE1EE91AAAB5923.png" xlink:type="simple" xlink:show="embed" xlink:actuate="onLoad" draw:mime-type="image/png">
            <text:p/>
          </draw:image>
        </draw:frame>
        <draw:frame draw:style-name="gr1" draw:text-style-name="P1" draw:layer="layout" svg:width="2.162cm" svg:height="2.2cm" svg:x="14.25cm" svg:y="14.05cm">
          <draw:image xlink:href="Pictures/100002010000003A0000003BADE1EE91AAAB5923.png" xlink:type="simple" xlink:show="embed" xlink:actuate="onLoad" draw:mime-type="image/png">
            <text:p/>
          </draw:image>
        </draw:frame>
        <draw:frame draw:style-name="gr1" draw:text-style-name="P1" draw:layer="layout" svg:width="2.162cm" svg:height="2.2cm" svg:x="17.088cm" svg:y="14.05cm">
          <draw:image xlink:href="Pictures/100002010000003A0000003BADE1EE91AAAB5923.png" xlink:type="simple" xlink:show="embed" xlink:actuate="onLoad" draw:mime-type="image/png">
            <text:p/>
          </draw:image>
        </draw:frame>
        <draw:custom-shape draw:style-name="gr7" draw:text-style-name="P6" draw:layer="layout" svg:width="0.234cm" svg:height="0.234cm" svg:x="5.813cm" svg:y="19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4cm" svg:x="5.447cm" svg:y="1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4.659cm" svg:y="7.832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5.029cm" svg:y="7.83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5.398cm" svg:y="7.841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5.389cm" svg:y="7.47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5.39cm" svg:y="7.104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5.029cm" svg:y="7.109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4cm" svg:height="0.235cm" svg:x="1.735cm" svg:y="7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1.73cm" svg:y="7.374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1.75cm" svg:y="7.75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2.12cm" svg:y="7.761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2.489cm" svg:y="7.76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2.48cm" svg:y="7.402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2.481cm" svg:y="7.029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2.12cm" svg:y="7.034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.739cm" svg:y="6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2.135cm" svg:y="6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2.1cm" svg:y="8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2.895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2.498cm" svg:y="6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9cm" svg:height="2.163cm" draw:transform="rotate (-0.00820304748437397) translate (11.41cm 6.57cm)">
          <draw:image xlink:href="Pictures/10000201000000390000003B212E306A72285D76.png" xlink:type="simple" xlink:show="embed" xlink:actuate="onLoad" draw:mime-type="image/png">
            <text:p/>
          </draw:image>
        </draw:frame>
        <draw:custom-shape draw:style-name="gr7" draw:text-style-name="P6" draw:layer="layout" svg:width="0.234cm" svg:height="0.236cm" svg:x="11.551cm" svg:y="6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4cm" svg:height="0.235cm" svg:x="11.921cm" svg:y="7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11.916cm" svg:y="7.484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11.936cm" svg:y="7.867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12.306cm" svg:y="7.871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12.675cm" svg:y="7.87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12.666cm" svg:y="7.512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12.667cm" svg:y="7.139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34cm" svg:height="0.234cm" svg:x="12.306cm" svg:y="7.144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1.925cm" svg:y="6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2.321cm" svg:y="6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2.286cm" svg:y="8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3.081cm" svg:y="6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2.684cm" svg:y="6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75cm" svg:height="3.5cm" svg:x="3.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2.75cm" svg:height="3.5cm" svg:x="13.7cm" svg:y="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5.552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5.75cm" svg:y="15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5.75cm" svg:y="15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.759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.759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.392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2.848cm" svg:y="10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2.508cm" svg:y="10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2.846cm" svg:y="10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4cm" svg:x="4.999cm" svg:y="10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4.656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5cm" svg:x="5.002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5.003cm" svg:y="9.6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4.656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4.656cm" svg:y="9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9cm" svg:height="2.163cm" draw:transform="rotate (-0.00820304748437397) translate (11.41cm 9.07cm)">
          <draw:image xlink:href="Pictures/10000201000000390000003B212E306A72285D76.png" xlink:type="simple" xlink:show="embed" xlink:actuate="onLoad" draw:mime-type="image/png">
            <text:p/>
          </draw:image>
        </draw:frame>
        <draw:custom-shape draw:style-name="gr7" draw:text-style-name="P6" draw:layer="layout" svg:width="0.234cm" svg:height="0.234cm" svg:x="12.288cm" svg:y="10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945cm" svg:y="9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5cm" svg:x="12.291cm" svg:y="9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2.292cm" svg:y="9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2.684cm" svg:y="10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945cm" svg:y="9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945cm" svg:y="9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578cm" svg:y="9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3.034cm" svg:y="10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2.694cm" svg:y="10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3.032cm" svg:y="1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9cm" svg:height="2.163cm" draw:transform="skewX (-0.0005235987755983) rotate (-0.00820304748437397) translate (14.328cm 21.422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9" draw:text-style-name="P7" draw:layer="layout" svg:width="1.04cm" svg:height="1.276cm" svg:x="16.24cm" svg:y="21.812cm">
          <draw:text-box>
            <text:p><text:span text:style-name="T2">=</text:span></text:p>
          </draw:text-box>
        </draw:frame>
        <draw:frame draw:style-name="gr2" draw:text-style-name="P2" draw:layer="layout" svg:width="2.089cm" svg:height="2.163cm" draw:transform="skewX (0.000523598775598302) rotate (-0.00820304748437397) translate (17.161cm 21.4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14" draw:text-style-name="P14" draw:layer="layout" svg:width="1.065cm" svg:height="2.143cm" svg:x="13.392cm" svg:y="21.191cm">
          <draw:text-box>
            <text:p text:style-name="P13"><text:span text:style-name="T6">-</text:span></text:p>
          </draw:text-box>
        </draw:frame>
        <draw:frame draw:style-name="gr2" draw:text-style-name="P2" draw:layer="layout" svg:width="2.09cm" svg:height="2.163cm" draw:transform="skewX (-0.0005235987755983) rotate (-0.00820304748437397) translate (4.164cm 21.38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9" draw:text-style-name="P7" draw:layer="layout" svg:width="1.04cm" svg:height="1.276cm" svg:x="6.132cm" svg:y="21.77cm">
          <draw:text-box>
            <text:p><text:span text:style-name="T2">=</text:span></text:p>
          </draw:text-box>
        </draw:frame>
        <draw:frame draw:style-name="gr14" draw:text-style-name="P18" draw:layer="layout" svg:width="1.243cm" svg:height="1.673cm" svg:x="3.157cm" svg:y="21.601cm">
          <draw:text-box>
            <text:p text:style-name="P17"><text:span text:style-name="T8">+</text:span></text:p>
          </draw:text-box>
        </draw:frame>
        <draw:custom-shape draw:style-name="gr16" draw:text-style-name="P1" draw:layer="layout" svg:width="1.25cm" svg:height="0.5cm" svg:x="9.556cm" svg:y="22.0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2.089cm" svg:height="2.163cm" draw:transform="skewX (0.000523598775598302) rotate (-0.00820304748437397) translate (7.041cm 21.365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2" draw:text-style-name="P2" draw:layer="layout" svg:width="2.09cm" svg:height="2.163cm" draw:transform="rotate (-0.00820304748437397) translate (11.41cm 21.47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2" draw:text-style-name="P2" draw:layer="layout" svg:width="2.09cm" svg:height="2.163cm" draw:transform="skewX (-0.0005235987755983) rotate (-0.00820304748437397) translate (14.328cm 24.072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9" draw:text-style-name="P7" draw:layer="layout" svg:width="1.04cm" svg:height="1.276cm" svg:x="16.24cm" svg:y="24.462cm">
          <draw:text-box>
            <text:p><text:span text:style-name="T2">=</text:span></text:p>
          </draw:text-box>
        </draw:frame>
        <draw:frame draw:style-name="gr2" draw:text-style-name="P2" draw:layer="layout" svg:width="2.089cm" svg:height="2.163cm" draw:transform="skewX (0.000523598775598302) rotate (-0.00820304748437397) translate (17.161cm 24.05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14" draw:text-style-name="P14" draw:layer="layout" svg:width="1.065cm" svg:height="2.143cm" svg:x="13.392cm" svg:y="23.841cm">
          <draw:text-box>
            <text:p text:style-name="P13"><text:span text:style-name="T6">-</text:span></text:p>
          </draw:text-box>
        </draw:frame>
        <draw:frame draw:style-name="gr2" draw:text-style-name="P2" draw:layer="layout" svg:width="2.09cm" svg:height="2.163cm" draw:transform="skewX (-0.0005235987755983) rotate (-0.00820304748437397) translate (4.164cm 24.03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9" draw:text-style-name="P7" draw:layer="layout" svg:width="1.04cm" svg:height="1.276cm" svg:x="6.132cm" svg:y="24.42cm">
          <draw:text-box>
            <text:p><text:span text:style-name="T2">=</text:span></text:p>
          </draw:text-box>
        </draw:frame>
        <draw:frame draw:style-name="gr14" draw:text-style-name="P18" draw:layer="layout" svg:width="1.243cm" svg:height="1.673cm" svg:x="3.157cm" svg:y="24.251cm">
          <draw:text-box>
            <text:p text:style-name="P17"><text:span text:style-name="T8">+</text:span></text:p>
          </draw:text-box>
        </draw:frame>
        <draw:custom-shape draw:style-name="gr16" draw:text-style-name="P1" draw:layer="layout" svg:width="1.25cm" svg:height="0.5cm" svg:x="9.556cm" svg:y="24.7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2" draw:layer="layout" svg:width="2.089cm" svg:height="2.163cm" draw:transform="skewX (0.000523598775598302) rotate (-0.00820304748437397) translate (7.041cm 24.015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2" draw:text-style-name="P2" draw:layer="layout" svg:width="2.09cm" svg:height="2.163cm" draw:transform="rotate (-0.00820304748437397) translate (11.41cm 24.086cm)">
          <draw:image xlink:href="Pictures/10000201000000390000003B212E306A72285D76.png" xlink:type="simple" xlink:show="embed" xlink:actuate="onLoad" draw:mime-type="image/png">
            <text:p/>
          </draw:image>
        </draw:frame>
        <draw:frame draw:style-name="gr9" draw:text-style-name="P7" draw:layer="layout" svg:width="1.04cm" svg:height="1.276cm" svg:x="16.24cm" svg:y="27.062cm">
          <draw:text-box>
            <text:p><text:span text:style-name="T2">=</text:span></text:p>
          </draw:text-box>
        </draw:frame>
        <draw:frame draw:style-name="gr14" draw:text-style-name="P14" draw:layer="layout" svg:width="1.065cm" svg:height="2.143cm" svg:x="13.392cm" svg:y="26.441cm">
          <draw:text-box>
            <text:p text:style-name="P13"><text:span text:style-name="T6">-</text:span></text:p>
          </draw:text-box>
        </draw:frame>
        <draw:frame draw:style-name="gr9" draw:text-style-name="P7" draw:layer="layout" svg:width="1.04cm" svg:height="1.276cm" svg:x="6.132cm" svg:y="27.02cm">
          <draw:text-box>
            <text:p><text:span text:style-name="T2">=</text:span></text:p>
          </draw:text-box>
        </draw:frame>
        <draw:frame draw:style-name="gr14" draw:text-style-name="P18" draw:layer="layout" svg:width="1.243cm" svg:height="1.673cm" svg:x="3.157cm" svg:y="26.851cm">
          <draw:text-box>
            <text:p text:style-name="P17"><text:span text:style-name="T8">+</text:span></text:p>
          </draw:text-box>
        </draw:frame>
        <draw:custom-shape draw:style-name="gr16" draw:text-style-name="P1" draw:layer="layout" svg:width="1.25cm" svg:height="0.5cm" svg:x="9.556cm" svg:y="27.3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2.162cm" svg:height="2.2cm" svg:x="17.125cm" svg:y="26.595cm">
          <draw:image xlink:href="Pictures/100002010000003A0000003BADE1EE91AAAB5923.png" xlink:type="simple" xlink:show="embed" xlink:actuate="onLoad" draw:mime-type="image/png">
            <text:p/>
          </draw:image>
        </draw:frame>
        <draw:frame draw:style-name="gr1" draw:text-style-name="P1" draw:layer="layout" svg:width="2.162cm" svg:height="2.2cm" svg:x="14.253cm" svg:y="26.614cm">
          <draw:image xlink:href="Pictures/100002010000003A0000003BADE1EE91AAAB5923.png" xlink:type="simple" xlink:show="embed" xlink:actuate="onLoad" draw:mime-type="image/png">
            <text:p/>
          </draw:image>
        </draw:frame>
        <draw:frame draw:style-name="gr1" draw:text-style-name="P1" draw:layer="layout" svg:width="2.162cm" svg:height="2.2cm" svg:x="11.322cm" svg:y="26.651cm">
          <draw:image xlink:href="Pictures/100002010000003A0000003BADE1EE91AAAB5923.png" xlink:type="simple" xlink:show="embed" xlink:actuate="onLoad" draw:mime-type="image/png">
            <text:p/>
          </draw:image>
        </draw:frame>
        <draw:frame draw:style-name="gr1" draw:text-style-name="P1" draw:layer="layout" svg:width="2.162cm" svg:height="2.2cm" svg:x="7cm" svg:y="26.75cm">
          <draw:image xlink:href="Pictures/100002010000003A0000003BADE1EE91AAAB5923.png" xlink:type="simple" xlink:show="embed" xlink:actuate="onLoad" draw:mime-type="image/png">
            <text:p/>
          </draw:image>
        </draw:frame>
        <draw:frame draw:style-name="gr1" draw:text-style-name="P1" draw:layer="layout" svg:width="2.162cm" svg:height="2.2cm" svg:x="4.088cm" svg:y="26.75cm">
          <draw:image xlink:href="Pictures/100002010000003A0000003BADE1EE91AAAB5923.png" xlink:type="simple" xlink:show="embed" xlink:actuate="onLoad" draw:mime-type="image/png">
            <text:p/>
          </draw:image>
        </draw:frame>
        <draw:custom-shape draw:style-name="gr5" draw:text-style-name="P5" draw:layer="layout" svg:width="0.235cm" svg:height="0.235cm" svg:x="1.355cm" svg:y="11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.368cm" svg:y="1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2.876cm" svg:y="1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2.876cm" svg:y="11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5.033cm" svg:y="12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4.279cm" svg:y="13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5.787cm" svg:y="11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.765cm" svg:y="1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2.25cm" svg:y="1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.5cm" svg:y="15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9cm" svg:height="2.163cm" draw:transform="rotate (-0.00820304748437397) translate (11.41cm 11.57cm)">
          <draw:image xlink:href="Pictures/10000201000000390000003B212E306A72285D76.png" xlink:type="simple" xlink:show="embed" xlink:actuate="onLoad" draw:mime-type="image/png">
            <text:p/>
          </draw:image>
        </draw:frame>
        <draw:custom-shape draw:style-name="gr5" draw:text-style-name="P5" draw:layer="layout" svg:width="0.235cm" svg:height="0.235cm" svg:x="12.308cm" svg:y="12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541cm" svg:y="11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554cm" svg:y="13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3.062cm" svg:y="13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3.062cm" svg:y="11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162cm" svg:height="2.2cm" svg:x="11.338cm" svg:y="14.05cm">
          <draw:image xlink:href="Pictures/100002010000003A0000003BADE1EE91AAAB5923.png" xlink:type="simple" xlink:show="embed" xlink:actuate="onLoad" draw:mime-type="image/png">
            <text:p/>
          </draw:image>
        </draw:frame>
        <draw:custom-shape draw:style-name="gr7" draw:text-style-name="P6" draw:layer="layout" svg:width="0.234cm" svg:height="0.234cm" svg:x="11.938cm" svg:y="15.3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235cm" svg:height="0.235cm" svg:x="11.688cm" svg:y="14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5cm" svg:x="12.204cm" svg:y="15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2.938cm" svg:y="14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2.686cm" svg:y="1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953cm" svg:y="14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2.438cm" svg:y="14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688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4cm" svg:x="2.144cm" svg:y="20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9cm" svg:height="2.163cm" draw:transform="rotate (-0.00820304748437397) translate (11.41cm 18.75cm)">
          <draw:image xlink:href="Pictures/10000201000000390000003B212E306A72285D76.png" xlink:type="simple" xlink:show="embed" xlink:actuate="onLoad" draw:mime-type="image/png">
            <text:p/>
          </draw:image>
        </draw:frame>
        <draw:custom-shape draw:style-name="gr7" draw:text-style-name="P6" draw:layer="layout" svg:width="0.234cm" svg:height="0.234cm" svg:x="12.285cm" svg:y="20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5cm" svg:x="12.291cm" svg:y="19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2.292cm" svg:y="19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4cm" svg:x="12.286cm" svg:y="20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765cm" svg:y="27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1.55cm" svg:y="21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1.551cm" svg:y="2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1.552cm" svg:y="22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3.077cm" svg:y="2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3.078cm" svg:y="2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3.089cm" svg:y="2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4.865cm" svg:y="21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1.553cm" svg:y="22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3.069cm" svg:y="22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5.25cm" svg:y="2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5.611cm" svg:y="2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537cm" svg:y="2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5.996cm" svg:y="23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9cm" svg:height="2.163cm" draw:transform="rotate (-0.00820304748437397) translate (1.268cm 21.32cm)">
          <draw:image xlink:href="Pictures/10000201000000390000003B212E306A72285D76.png" xlink:type="simple" xlink:show="embed" xlink:actuate="onLoad" draw:mime-type="image/png">
            <text:p/>
          </draw:image>
        </draw:frame>
        <draw:custom-shape draw:style-name="gr7" draw:text-style-name="P6" draw:layer="layout" svg:width="0.234cm" svg:height="0.236cm" svg:x="1.408cm" svg:y="2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.409cm" svg:y="22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.41cm" svg:y="2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2.935cm" svg:y="2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2.936cm" svg:y="22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2.947cm" svg:y="21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.411cm" svg:y="21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2.927cm" svg:y="21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5.24cm" svg:y="25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5.241cm" svg:y="25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5.242cm" svg:y="24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937cm" svg:y="2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537cm" svg:y="2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537cm" svg:y="24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537cm" svg:y="25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537cm" svg:y="25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937cm" svg:y="2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2.32cm" svg:y="2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2.686cm" svg:y="2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3.037cm" svg:y="2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2.32cm" svg:y="2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4.503cm" svg:y="24.6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4.503cm" svg:y="24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4.503cm" svg:y="25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4.491cm" svg:y="23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1.765cm" svg:y="27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2.765cm" svg:y="27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2.75cm" svg:y="28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5.266cm" svg:y="2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234cm" svg:height="0.236cm" svg:x="15.678cm" svg:y="27.5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text-style-name="P1" draw:layer="layout" svg:width="2.162cm" svg:height="2.2cm" svg:x="1.172cm" svg:y="26.722cm">
          <draw:image xlink:href="Pictures/100002010000003A0000003BADE1EE91AAAB5923.png" xlink:type="simple" xlink:show="embed" xlink:actuate="onLoad" draw:mime-type="image/png">
            <text:p/>
          </draw:image>
        </draw:frame>
        <draw:custom-shape draw:style-name="gr5" draw:text-style-name="P5" draw:layer="layout" svg:width="0.235cm" svg:height="0.235cm" svg:x="1.615cm" svg:y="27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.615cm" svg:y="27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2.615cm" svg:y="27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2.6cm" svg:y="28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09cm" svg:height="2.163cm" draw:transform="rotate (-0.00820304748437397) translate (1.24cm 24cm)">
          <draw:image xlink:href="Pictures/10000201000000390000003B212E306A72285D76.png" xlink:type="simple" xlink:show="embed" xlink:actuate="onLoad" draw:mime-type="image/png">
            <text:p/>
          </draw:image>
        </draw:frame>
        <draw:custom-shape draw:style-name="gr5" draw:text-style-name="P5" draw:layer="layout" svg:width="0.235cm" svg:height="0.235cm" svg:x="1.367cm" svg:y="24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.767cm" svg:y="24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.367cm" svg:y="2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.367cm" svg:y="2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.367cm" svg:y="24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.367cm" svg:y="25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1.767cm" svg:y="2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2.15cm" svg:y="2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2.516cm" svg:y="2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2.867cm" svg:y="2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35cm" svg:height="0.235cm" svg:x="2.15cm" svg:y="24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4T07:55:23.842000000</meta:creation-date>
    <dc:date>2021-12-14T10:47:47.937000000</dc:date>
    <meta:editing-duration>PT36M22S</meta:editing-duration>
    <meta:editing-cycles>8</meta:editing-cycles>
    <meta:generator>LibreOffice/7.0.1.2$Windows_X86_64 LibreOffice_project/7cbcfc562f6eb6708b5ff7d7397325de9e764452</meta:generator>
    <meta:document-statistic meta:object-count="449"/>
  </office:meta>
</office:document-meta>
</file>